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3.45cm" fo:min-width="18.5cm"/>
    </style:style>
    <style:style style:name="gr2" style:family="graphic" style:parent-style-name="standard">
      <style:graphic-properties draw:textarea-horizontal-align="justify" draw:textarea-vertical-align="middle" draw:auto-grow-height="false" fo:min-height="13.35cm" fo:min-width="6.7cm"/>
    </style:style>
    <style:style style:name="gr3" style:family="graphic" style:parent-style-name="standard">
      <style:graphic-properties draw:textarea-horizontal-align="justify" draw:textarea-vertical-align="middle" draw:auto-grow-height="false" fo:min-height="4.45cm" fo:min-width="18.5cm"/>
    </style:style>
    <style:style style:name="gr4" style:family="graphic" style:parent-style-name="standard">
      <style:graphic-properties draw:textarea-horizontal-align="justify" draw:textarea-vertical-align="middle" draw:auto-grow-height="false" fo:min-height="2.35cm" fo:min-width="4.7cm"/>
    </style:style>
    <style:style style:name="gr5" style:family="graphic" style:parent-style-name="standard">
      <style:graphic-properties draw:textarea-horizontal-align="justify" draw:textarea-vertical-align="middle" draw:auto-grow-height="false" fo:min-height="2.05cm" fo:min-width="4.7cm"/>
    </style:style>
    <style:style style:name="gr6" style:family="graphic" style:parent-style-name="standard">
      <style:graphic-properties draw:textarea-horizontal-align="justify" draw:textarea-vertical-align="middle" draw:auto-grow-height="false" fo:min-height="1.65cm" fo:min-width="4.7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7.75cm" fo:min-width="18.5cm"/>
    </style:style>
    <style:style style:name="gr9" style:family="graphic" style:parent-style-name="standard">
      <style:graphic-properties draw:textarea-horizontal-align="justify" draw:textarea-vertical-align="middle" draw:auto-grow-height="false" fo:min-height="3.45cm" fo:min-width="18.3cm"/>
    </style:style>
    <style:style style:name="gr10" style:family="graphic" style:parent-style-name="standard">
      <style:graphic-properties draw:textarea-horizontal-align="justify" draw:textarea-vertical-align="middle" draw:auto-grow-height="false" fo:min-height="1.65cm" fo:min-width="0.9cm"/>
    </style:style>
    <style:style style:name="gr11" style:family="graphic" style:parent-style-name="standard">
      <style:graphic-properties draw:textarea-horizontal-align="justify" draw:textarea-vertical-align="middle" draw:auto-grow-height="false" fo:min-height="12.95cm" fo:min-width="13.7cm"/>
    </style:style>
    <style:style style:name="gr12" style:family="graphic" style:parent-style-name="standard">
      <style:graphic-properties draw:textarea-horizontal-align="justify" draw:textarea-vertical-align="middle" draw:auto-grow-height="false" fo:min-height="1.65cm" fo:min-width="5.6cm"/>
    </style:style>
    <style:style style:name="gr13" style:family="graphic" style:parent-style-name="standard">
      <style:graphic-properties draw:textarea-horizontal-align="justify" draw:textarea-vertical-align="middle" draw:auto-grow-height="false" fo:min-height="4.25cm" fo:min-width="7.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color="#ce181e"/>
    </style:style>
    <style:style style:name="P5" style:family="paragraph">
      <loext:graphic-properties draw:fill="none"/>
      <style:paragraph-properties fo:text-align="center"/>
      <style:text-properties fo:color="#ce181e"/>
    </style:style>
    <style:style style:name="P6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9cm" svg:height="13.7cm" svg:x="1cm" svg:y="1cm">
          <text:p text:style-name="P1"><text:span text:style-name="T1">BOOST::GIL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2cm" svg:height="13.6cm" svg:x="1cm" svg:y="1cm">
          <text:p text:style-name="P1">Bild mit Text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2cm" svg:height="13.6cm" svg:x="12.8cm" svg:y="1cm">
          <text:p text:style-name="P1">VergleichsMasken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9cm" svg:height="4.7cm" svg:x="1cm" svg:y="14.7cm">
          <text:p text:style-name="P2"><text:span text:style-name="T2">Glyphen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1" draw:id="id1" draw:layer="layout" svg:width="5.2cm" svg:height="2.6cm" svg:x="1.9cm" svg:y="2.1cm">
          <text:p text:style-name="P1">Test-Bild (codiert, jpeg)</text:p>
          <draw:enhanced-geometry svg:viewBox="0 0 21600 21600" draw:type="rectangle" draw:enhanced-path="M 0 0 L 21600 0 21600 21600 0 21600 0 0 Z N"/>
        </draw:custom-shape>
        <draw:custom-shape draw:style-name="gr5" draw:text-style-name="P1" xml:id="id2" draw:id="id2" draw:layer="layout" svg:width="5.2cm" svg:height="2.3cm" svg:x="1.9cm" svg:y="7cm">
          <text:p text:style-name="P1">NxM Matrix</text:p>
          <draw:enhanced-geometry svg:viewBox="0 0 21600 21600" draw:type="rectangle" draw:enhanced-path="M 0 0 L 21600 0 21600 21600 0 21600 0 0 Z N"/>
        </draw:custom-shape>
        <draw:custom-shape draw:style-name="gr6" draw:text-style-name="P1" xml:id="id3" draw:id="id3" draw:layer="layout" svg:width="5.2cm" svg:height="1.9cm" svg:x="1.9cm" svg:y="11.1cm">
          <text:p text:style-name="P1">N‘xM‘ Matrix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4.5cm" svg:y1="4.7cm" svg:x2="4.5cm" svg:y2="7cm" draw:start-shape="id1" draw:start-glue-point="2" draw:end-shape="id2" draw:end-glue-point="0" svg:d="M4500 4700v2300" svg:viewBox="0 0 1 2301">
          <text:p text:style-name="P1"><text:tab/><text:tab/><text:tab/>Decodieren, im Speicher anlegen</text:p>
        </draw:connector>
        <draw:connector draw:style-name="gr7" draw:text-style-name="P3" draw:layer="layout" draw:type="line" svg:x1="4.5cm" svg:y1="9.3cm" svg:x2="4.5cm" svg:y2="11.1cm" draw:start-shape="id2" draw:start-glue-point="2" draw:end-shape="id3" draw:end-glue-point="0" svg:d="M4500 9300v1800" svg:viewBox="0 0 1 1801">
          <text:p text:style-name="P1"><text:tab/><text:tab/><text:tab/><text:tab/>Transformieren, Kontrast erhöhen etc</text:p>
        </draw:connector>
        <draw:custom-shape draw:style-name="gr6" draw:text-style-name="P1" xml:id="id4" draw:id="id4" draw:layer="layout" svg:width="5.2cm" svg:height="1.9cm" svg:x="1.9cm" svg:y="15.6cm">
          <text:p text:style-name="P1">Container von Glyphen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4.5cm" svg:y1="13cm" svg:x2="4.5cm" svg:y2="15.6cm" draw:start-shape="id3" draw:start-glue-point="2" draw:end-shape="id4" draw:end-glue-point="0" svg:d="M4500 13000v2600" svg:viewBox="0 0 1 2601">
          <text:p text:style-name="P1">Scannen (deblobbing)</text:p>
        </draw:connector>
        <draw:custom-shape draw:style-name="gr8" draw:text-style-name="P2" draw:layer="layout" svg:width="19cm" svg:height="8cm" svg:x="1cm" svg:y="19.4cm">
          <text:p text:style-name="P2"><text:span text:style-name="T2">String</text:span></text:p>
          <draw:enhanced-geometry svg:viewBox="0 0 21600 21600" draw:type="rectangle" draw:enhanced-path="M 0 0 L 21600 0 21600 21600 0 21600 0 0 Z N"/>
        </draw:custom-shape>
        <draw:custom-shape draw:style-name="gr6" draw:text-style-name="P1" xml:id="id5" draw:id="id5" draw:layer="layout" svg:width="5.2cm" svg:height="1.9cm" svg:x="1.9cm" svg:y="20.7cm">
          <text:p text:style-name="P1">Container von chars</text:p>
          <draw:enhanced-geometry svg:viewBox="0 0 21600 21600" draw:type="rectangle" draw:enhanced-path="M 0 0 L 21600 0 21600 21600 0 21600 0 0 Z N"/>
        </draw:custom-shape>
        <draw:custom-shape draw:style-name="gr6" draw:text-style-name="P1" xml:id="id6" draw:id="id6" draw:layer="layout" svg:width="5.2cm" svg:height="1.9cm" svg:x="1.9cm" svg:y="25.2cm">
          <text:p text:style-name="P1">Ausgabe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draw:type="line" svg:x1="4.5cm" svg:y1="17.5cm" svg:x2="4.5cm" svg:y2="20.7cm" draw:start-shape="id4" draw:start-glue-point="2" draw:end-shape="id5" draw:end-glue-point="0" svg:d="M4500 17500v3200" svg:viewBox="0 0 1 3201">
          <text:p text:style-name="P4"><text:tab/><text:tab/><text:tab/><text:tab/><text:tab/>Übersetzung in char (siehe nächste Seite)</text:p>
        </draw:connector>
        <draw:connector draw:style-name="gr7" draw:text-style-name="P3" draw:layer="layout" draw:type="line" svg:x1="4.5cm" svg:y1="22.6cm" svg:x2="4.5cm" svg:y2="25.2cm" draw:start-shape="id5" draw:start-glue-point="2" draw:end-shape="id6" draw:end-glue-point="0" svg:d="M4500 22600v2600" svg:viewBox="0 0 1 2601">
          <text:p text:style-name="P1"><text:tab/><text:tab/><text:tab/>Übergabe an datei oder std::cout</text:p>
        </draw:connector>
        <draw:custom-shape draw:style-name="gr4" draw:text-style-name="P1" draw:layer="layout" svg:width="5.2cm" svg:height="2.6cm" svg:x="13.999cm" svg:y="2.1cm">
          <text:p text:style-name="P1">VergleichsBild (codiert, jpeg)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2cm" svg:height="2.3cm" svg:x="14cm" svg:y="7cm">
          <text:p text:style-name="P1">NxM Matrix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2cm" svg:height="1.9cm" svg:x="13.9cm" svg:y="11.1cm">
          <text:p text:style-name="P1">MaskH x MaskW Matrix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16.581cm" svg:y1="4.7cm" svg:x2="16.581cm" svg:y2="7cm" svg:d="M16581 4700v2300" svg:viewBox="0 0 1 2301">
          <text:p text:style-name="P1">Decodieren<text:line-break/>im Speicher anlegen</text:p>
        </draw:connector>
        <draw:connector draw:style-name="gr7" draw:text-style-name="P3" draw:layer="layout" draw:type="line" svg:x1="16.578cm" svg:y1="9.3cm" svg:x2="16.578cm" svg:y2="11.1cm" svg:d="M16578 9300v1800" svg:viewBox="0 0 1 1801">
          <text:p text:style-name="P1">Transformieren</text:p>
        </draw:connector>
      </draw:page>
      <draw:page draw:name="page2" draw:style-name="dp1" draw:master-page-name="Standard">
        <draw:custom-shape draw:style-name="gr9" draw:text-style-name="P1" xml:id="id8" draw:id="id8" draw:layer="layout" svg:width="18.8cm" svg:height="3.7cm" svg:x="1.2cm" svg:y="5.7cm">
          <text:p text:style-name="P1"/>
          <text:p text:style-name="P1"/>
          <text:p text:style-name="P1"/>
          <text:p text:style-name="P1">Container with all found Glyphs</text:p>
          <draw:enhanced-geometry svg:viewBox="0 0 21600 21600" draw:type="rectangle" draw:enhanced-path="M 0 0 L 21600 0 21600 21600 0 21600 0 0 Z N"/>
        </draw:custom-shape>
        <draw:custom-shape draw:style-name="gr6" draw:text-style-name="P1" xml:id="id7" draw:id="id7" draw:layer="layout" svg:width="5.2cm" svg:height="1.9cm" svg:x="1.9cm" svg:y="6.1cm">
          <text:p text:style-name="P1">Glyph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2cm" svg:height="1.9cm" svg:x="1.9cm" svg:y="1.8cm">
          <text:p text:style-name="P1">N‘xM‘ Matrix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4.5cm" svg:y1="3.7cm" svg:x2="4.5cm" svg:y2="6.1cm" draw:end-shape="id7" draw:end-glue-point="0" svg:d="M4500 3700v2400" svg:viewBox="0 0 1 2401">
          <text:p text:style-name="P1"><text:tab/><text:tab/><text:tab/><text:tab/><text:tab/>Scannen (deblobbing), Konstruktor(Glyph)</text:p>
        </draw:connector>
        <draw:custom-shape draw:style-name="gr6" draw:text-style-name="P1" draw:layer="layout" svg:width="5.2cm" svg:height="1.9cm" svg:x="7.3cm" svg:y="6.1cm">
          <text:p text:style-name="P1">Glyph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2cm" svg:height="1.9cm" svg:x="12.7cm" svg:y="6.1cm">
          <text:p text:style-name="P1">Glyph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4cm" svg:height="1.9cm" svg:x="18cm" svg:y="6.1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4.2cm" svg:height="13.2cm" svg:x="5.8cm" svg:y="10.7cm">
          <text:p text:style-name="P1"><text:span text:style-name="T3">Glyph</text:span></text:p>
          <text:p text:style-name="P1"/>
          <text:p text:style-name="P6"><text:span text:style-name="T4">Height</text:span></text:p>
          <text:p text:style-name="P6"><text:span text:style-name="T4">width</text:span></text:p>
          <text:p text:style-name="P6"><text:span text:style-name="T4">Top row</text:span></text:p>
          <text:p text:style-name="P6"><text:span text:style-name="T4">Bottom Row</text:span></text:p>
          <text:p text:style-name="P6"><text:span text:style-name="T4">Leftmost pixel</text:span></text:p>
          <text:p text:style-name="P6"><text:span text:style-name="T4">Rightmost pixel</text:span></text:p>
          <text:p text:style-name="P6"><text:span text:style-name="T4">Container for all </text:span><text:span text:style-name="T4">black pixels in </text:span><text:span text:style-name="T4">glyph</text:span></text:p>
          <text:p text:style-name="P6"><text:span text:style-name="T4"/></text:p>
          <text:p text:style-name="P6"><text:span text:style-name="T4">Compare own </text:span><text:span text:style-name="T4">size with </text:span><text:span text:style-name="T4">neighbours</text:span></text:p>
          <text:p text:style-name="P6"><text:span text:style-name="T4">(relative size, </text:span><text:span text:style-name="T4">captial C or c, X </text:span><text:span text:style-name="T4">or x, l or i)</text:span></text:p>
          <text:p text:style-name="P6"><text:span text:style-name="T4"/></text:p>
          <text:p text:style-name="P6"><text:span text:style-name="T4">Check for </text:span><text:span text:style-name="T4">combined </text:span><text:span text:style-name="T4">letters (i, j, í, ä, </text:span><text:span text:style-name="T4">ö)</text:span></text:p>
          <text:p text:style-name="P6"><text:span text:style-name="T4">→</text:span><text:span text:style-name="T4">fuse glyphs</text:span></text:p>
          <text:p text:style-name="P6"><text:span text:style-name="T4"/></text:p>
          <text:p text:style-name="P6"><text:span text:style-name="T4">Recognise</text:span></text:p>
          <text:p text:style-name="P6"><text:span text:style-name="T4">(calculate </text:span><text:span text:style-name="T4">similarity with </text:span><text:span text:style-name="T4">standardised </text:span><text:span text:style-name="T4">masks)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xml:id="id9" draw:id="id9" draw:layer="layout" svg:width="6.1cm" svg:height="1.9cm" svg:x="2.6cm" svg:y="24.5cm">
          <text:p text:style-name="P1">Container of chars_with_positions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1.2cm" svg:y1="7.55cm" svg:x2="2.6cm" svg:y2="25.45cm" draw:start-shape="id8" draw:start-glue-point="3" draw:end-shape="id9" draw:end-glue-point="3" svg:d="M1200 7550l1400 17900" svg:viewBox="0 0 1401 17901">
          <text:p text:style-name="P1"><text:tab/>std::transform(</text:p>
          <text:p text:style-name="P1"><text:tab/>begin,</text:p>
          <text:p text:style-name="P1"><text:tab/>end,</text:p>
          <text:p text:style-name="P1"><text:tab/>recognise))</text:p>
        </draw:connector>
        <draw:connector draw:style-name="gr7" draw:text-style-name="P3" draw:layer="layout" draw:type="line" svg:x1="5.65cm" svg:y1="26.4cm" svg:x2="5.66cm" svg:y2="28.688cm" draw:start-shape="id9" draw:start-glue-point="2" svg:d="M5650 26400l10 2288" svg:viewBox="0 0 11 2289">
          <text:p text:style-name="P1">→sort →output</text:p>
        </draw:connector>
        <draw:custom-shape draw:style-name="gr13" draw:text-style-name="P1" draw:layer="layout" svg:width="8.3cm" svg:height="4.5cm" svg:x="11.7cm" svg:y="24.2cm">
          <text:p text:style-name="P1"><text:span text:style-name="T1">Mask</text:span></text:p>
          <text:p text:style-name="P1">Fixed size 2D Matrix,</text:p>
          <text:p text:style-name="P1"><text:s/>that knows,</text:p>
          <text:p text:style-name="P1"><text:s/>what letter it represent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2T11:41:16.897946379</meta:creation-date>
    <dc:date>2018-09-22T12:57:10.509225262</dc:date>
    <meta:editing-duration>PT2M42S</meta:editing-duration>
    <meta:editing-cycles>2</meta:editing-cycles>
    <meta:generator>LibreOffice/6.1.1.2$Linux_X86_64 LibreOffice_project/10$Build-2</meta:generator>
    <meta:document-statistic meta:object-count="33"/>
  </office:meta>
</office:document-meta>
</file>